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7.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hreadtime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223781ns or 0.000223781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23781" calcext:value-type="float">
            <text:p>223781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26466" calcext:value-type="float">
            <text:p>826466</text:p>
          </table:table-cell>
        </table:table-row>
        <table:table-row table:style-name="ro1">
          <table:table-cell office:value-type="string" calcext:value-type="string">
            <text:p>Time elapsed was 826466ns or 0.000826466s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767861" calcext:value-type="float">
            <text:p>767861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026401" calcext:value-type="float">
            <text:p>5026401</text:p>
          </table:table-cell>
        </table:table-row>
        <table:table-row table:style-name="ro1">
          <table:table-cell office:value-type="string" calcext:value-type="string">
            <text:p>Time elapsed was 767861ns or 0.000767861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776129" calcext:value-type="float">
            <text:p>1776129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81236" calcext:value-type="float">
            <text:p>1081236</text:p>
          </table:table-cell>
        </table:table-row>
        <table:table-row table:style-name="ro1">
          <table:table-cell office:value-type="string" calcext:value-type="string">
            <text:p>Time elapsed was 5026401ns or 0.005026401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715181" calcext:value-type="float">
            <text:p>2715181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787054" calcext:value-type="float">
            <text:p>3787054</text:p>
          </table:table-cell>
        </table:table-row>
        <table:table-row table:style-name="ro1">
          <table:table-cell office:value-type="string" calcext:value-type="string">
            <text:p>Time elapsed was 1776129ns or 0.001776129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702282" calcext:value-type="float">
            <text:p>1702282</text:p>
          </table:table-cell>
        </table:table-row>
        <table:table-row table:style-name="ro1">
          <table:table-cell office:value-type="string" calcext:value-type="string">
            <text:p>image dimensions 100x7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703335" calcext:value-type="float">
            <text:p>2703335</text:p>
          </table:table-cell>
        </table:table-row>
        <table:table-row table:style-name="ro1">
          <table:table-cell office:value-type="string" calcext:value-type="string">
            <text:p>Time elapsed was 1081236ns or 0.001081236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2"/>
          <table:table-cell table:formula="of:=SUM([.D2:.D11])/[.C11]" office:value-type="float" office:value="2060972.6" calcext:value-type="float">
            <text:p>2060972.6</text:p>
          </table:table-cell>
        </table:table-row>
        <table:table-row table:style-name="ro1">
          <table:table-cell office:value-type="string" calcext:value-type="string">
            <text:p>Time elapsed was 2715181ns or 0.002715181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3787054ns or 0.003787054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me elapsed was 1702282ns or 0.001702282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age dimensions 100x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<text:span text:style-name="T1">Time elapsed was 2703335</text:span>ns or 0.002703335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26T11:38:49.515720262</dc:date>
    <meta:editing-duration>PT2M1S</meta:editing-duration>
    <meta:editing-cycles>1</meta:editing-cycles>
    <meta:generator>LibreOffice/6.0.7.3$Linux_X86_64 LibreOffice_project/00m0$Build-3</meta:generator>
    <meta:document-statistic meta:table-count="1" meta:cell-count="41" meta:object-count="0"/>
  </office:meta>
</office:document-meta>
</file>